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datedialog1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" table:number-columns-repeated="1012" table:default-cell-style-name="ce3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office:value-type="string" calcext:value-type="string">
            <text:p>datedialog1</text:p>
          </table:table-cell>
          <table:table-cell table:number-columns-repeated="1011"/>
        </table:table-row>
      </table:table>
      <table:table table:name="config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00/00/00</text:date>, <text:time style:data-style-name="N2" text:time-value="11:47:10.49029334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1T10:21:57.491647355</dc:date>
    <meta:editing-duration>P1DT20H59M10S</meta:editing-duration>
    <meta:editing-cycles>331</meta:editing-cycles>
    <meta:document-statistic meta:table-count="2" meta:cell-count="11" meta:object-count="0"/>
  </office:meta>
</office:document-meta>
</file>